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3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text-line-through-style="none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21427378" text:style-name="L1">
        <text:list-item>
          <text:p text:style-name="P1">fix up undo/redo of diagrams<text:line-break/>(12 nights)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4 nights)</text:p>
        </text:list-item>
        <text:list-item>
          <text:p text:style-name="P1">fix backbone loading<text:line-break/>(5 nights)</text:p>
        </text:list-item>
        <text:list-item>
          <text:p text:style-name="P1">fix component destruction<text:line-break/>(5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checking rules for visibility of stereotype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...<text:line-break/>(10 nights)</text:p>
        </text:list-item>
        <text:list-item>
          <text:p text:style-name="P1">Documentation + web interfaces<text:line-break/>(10 nights... <text:s/>take initial from phd, including statecharts)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21442781" text:continue-numbering="true" text:style-name="L1">
        <text:list-item>
          <text:p text:style-name="P2">[aaa] indices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21410664" text:style-name="L2">
        <text:list-item>
          <text:p text:style-name="P3">fix attribute copying and aliasing</text:p>
        </text:list-item>
        <text:list-item>
          <text:p text:style-name="P5">fix up undo/redo of diagrams by providing generic mechanism. <text:s/>make sure to keep the foreground/background diagram updating.</text:p>
        </text:list-item>
        <text:list-item>
          <text:p text:style-name="P5">visual lockdown bugs -&gt; showing full ports and slots of a part when added</text:p>
        </text:list-item>
        <text:list-item>
          <text:p text:style-name="P5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5">fix backbone loading so that order within single stratum doesn't count. <text:s/>perhaps get rid of <text:soft-page-break/>xstream and use something faster. <text:s/>should still be ascii though (or possibly a choice between binary and ascii)</text:p>
        </text:list-item>
        <text:list-item>
          <text:p text:style-name="P5">separate out strata configs so that $env vars etc can be brought used. <text:s/>should be able to have top level config as user changeable, a la spring.</text:p>
        </text:list-item>
        <text:list-item>
          <text:p text:style-name="P5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5">need to speed up diagrams. <text:s/>look at slowness of LTSA example.</text:p>
        </text:list-item>
        <text:list-item>
          <text:p text:style-name="P5">inherited factory doesn't always seem to have a creator part! <text:s/>works ok via BB though...</text:p>
        </text:list-item>
        <text:list-item>
          <text:p text:style-name="P5"><text:span text:style-name="T2">upgrade dock</text:span> 20/3/2009</text:p>
        </text:list-item>
        <text:list-item>
          <text:p text:style-name="P5">update EMF/UML2 version to current</text:p>
        </text:list-item>
        <text:list-item>
          <text:p text:style-name="P3">fix ODB problem with port kind</text:p>
        </text:list-item>
        <text:list-item>
          <text:p text:style-name="P6">add full fetch groups for ODB or make faster somehow (embedded delta engine?) for browser</text:p>
        </text:list-item>
        <text:list-item>
          <text:p text:style-name="P5">fix web-page generation to have style completely in case tool + pdf generation + better html editing</text:p>
        </text:list-item>
        <text:list-item>
          <text:p text:style-name="P5">fix bean import to allow missing primitives to be ignored (e.g. Thread in SWT), fix for GWT verticalsplitter, type removal</text:p>
        </text:list-item>
        <text:list-item>
          <text:p text:style-name="P5">import causes lots of duplicates if re-importing. <text:s/>plus, need to make robust for re-import by fixing UUID for each to a constant – perhaps based on the full pkg + name?</text:p>
        </text:list-item>
        <text:list-item>
          <text:p text:style-name="P5">fix component destruction to work recursively + provide remove() methods.</text:p>
        </text:list-item>
        <text:list-item>
          <text:p text:style-name="P5">better “port location” when pressing spacebar on class</text:p>
        </text:list-item>
        <text:list-item>
          <text:p text:style-name="P5">tweak for mac ui + runnable jar + install</text:p>
        </text:list-item>
        <text:list-item>
          <text:p text:style-name="P5">formal (?) issue when replaced constituent is picked up on multiple resemblance paths</text:p>
        </text:list-item>
        <text:list-item>
          <text:p text:style-name="P5">tabbing on types for attrs + params (also controlled via visibility)</text:p>
        </text:list-item>
        <text:list-item>
          <text:p text:style-name="P5">checking rules for visibility of stereotypes</text:p>
        </text:list-item>
        <text:list-item>
          <text:p text:style-name="P5">tabbing should always take visibility into account</text:p>
        </text:list-item>
        <text:list-item>
          <text:p text:style-name="P5">allow spaces and newlines in strata for generation and batch files</text:p>
        </text:list-item>
        <text:list-item>
          <text:p text:style-name="P5">fix up multi-user (exceptions on undo/redo) and provide visual conflict indicators + db locking for garbage collection / import</text:p>
        </text:list-item>
        <text:list-item>
          <text:p text:style-name="P5">implement all the rules in the formal spec + placeholder checks</text:p>
        </text:list-item>
        <text:list-item>
          <text:p text:style-name="P5">more unit tests for delta engine + runtime</text:p>
        </text:list-item>
        <text:list-item>
          <text:p text:style-name="P5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5">fix so that connector previews show, and connectors straighten properly when ports resized</text:p>
        </text:list-item>
        <text:list-item>
          <text:p text:style-name="P5">when holding down and dragging, provide a mode where alignment with another element's top causes it to be sticky</text:p>
        </text:list-item>
        <text:list-item>
          <text:p text:style-name="P5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5"><text:span text:style-name="T2">“expand” for port interfaces, resemblance, other things</text:span> 23/4/2009</text:p>
        </text:list-item>
        <text:list-item>
          <text:p text:style-name="P3"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To finish for phd work:</text:p>
      <text:p text:style-name="Standard"/>
      <text:list xml:id="list21428662" text:style-name="L3">
        <text:list-item>
          <text:p text:style-name="P4"><text:soft-page-break/>fix up alloy spec for feedback connectors</text:p>
        </text:list-item>
        <text:list-item>
          <text:p text:style-name="P7">fix up alloy interpretation in case tool</text:p>
        </text:list-item>
      </text:list>
      <text:p text:style-name="Standard"/>
      <text:p text:style-name="Standard">Future work:</text:p>
      <text:p text:style-name="Standard"/>
      <text:list xml:id="list21403134" text:style-name="L4">
        <text:list-item>
          <text:p text:style-name="P8">extensible feature modelling via feature diagrams which can be evolved</text:p>
        </text:list-item>
        <text:list-item>
          <text:p text:style-name="P8">refactoring tool to examine and change leaf components</text:p>
        </text:list-item>
        <text:list-item>
          <text:p text:style-name="P8">extensible stereotypes (i.e. can load in new stereotypes with new visual look of components/interfaces + icons + expanders)</text:p>
        </text:list-item>
        <text:list-item>
          <text:p text:style-name="P8">extensible runtime (+ generation time for hardcoded generators) by phrasing as an evolve model and allowing redefinition</text:p>
        </text:list-item>
        <text:list-item>
          <text:p text:style-name="P8">periodic autosave if quiet for N seconds. <text:s/>possibly timed backups also.</text:p>
        </text:list-item>
        <text:list-item>
          <text:p text:style-name="P8">allow even base types in the backbone model to be replaced</text:p>
        </text:list-item>
        <text:list-item>
          <text:p text:style-name="P8">extensible case tool modeled in Evolve</text:p>
        </text:list-item>
        <text:list-item>
          <text:p text:style-name="P8">able to mark elements, strata and packages so they are not checked. <text:s/>i.e. so we can keep running even while designing.</text:p>
        </text:list-item>
        <text:list-item>
          <text:p text:style-name="P8">sequence diagrams + reverse translation of LTSA into seq diagram for behavioural analysis including customisable LTS for stereotypes and hyperports</text:p>
        </text:list-item>
        <text:list-item>
          <text:p text:style-name="P8">“stationary” stereotype for parts to allow old versions to be used (e.g. old XML parser) + mapping onto OSGi or module approaches</text:p>
        </text:list-item>
      </text:list>
      <text:list xml:id="list21433914" text:continue-list="list21442781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extensible roles where roles have permissions etc.</text:p>
        </text:list-item>
        <text:list-item>
          <text:p text:style-name="P1"><text:soft-page-break/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21418059" text:style-name="L5">
        <text:list-item>
          <text:p text:style-name="P9">J2SE + Swing</text:p>
        </text:list-item>
        <text:list-item>
          <text:p text:style-name="P9">JPA + extensible db schemas</text:p>
        </text:list-item>
        <text:list-item>
          <text:p text:style-name="P9">Webservices profile</text:p>
        </text:list-item>
        <text:list-item>
          <text:p text:style-name="P9">GWT (mostly done)</text:p>
        </text:list-item>
        <text:list-item>
          <text:p text:style-name="P9">Spring?</text:p>
        </text:list-item>
        <text:list-item>
          <text:p text:style-name="P9">OSGi / JSR294 / Jigsaw modules</text:p>
        </text:list-item>
        <text:list-item>
          <text:p text:style-name="P9">Android</text:p>
        </text:list-item>
        <text:list-item>
          <text:p text:style-name="P9">.Net</text:p>
        </text:list-item>
        <text:list-item>
          <text:p text:style-name="P9">C/C++ and Linux</text:p>
        </text:list-item>
        <text:list-item>
          <text:p text:style-name="P9">Objective-C (Mac and iPhone)</text:p>
        </text:list-item>
        <text:list-item>
          <text:p text:style-name="P9">Component modeling support for different libraries: gaming (spgl or pulpcore?), scenegraphs etc. <text:s/>Could sell these as add-ons.</text:p>
        </text:list-item>
        <text:list-item>
          <text:p text:style-name="P9">fuller UML2 support?</text:p>
        </text:list-item>
        <text:list-item>
          <text:p text:style-name="P9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w</meta:initial-creator>
    <meta:creation-date>2008-12-10T00:16:48</meta:creation-date>
    <dc:creator>Andrew </dc:creator>
    <dc:date>2010-01-28T01:31:37.80</dc:date>
    <meta:printed-by>andrew</meta:printed-by>
    <meta:print-date>2008-12-10T00:31:39</meta:print-date>
    <meta:editing-cycles>149</meta:editing-cycles>
    <meta:editing-duration>PT02H57M53S</meta:editing-duration>
    <meta:document-statistic meta:table-count="0" meta:image-count="0" meta:object-count="0" meta:page-count="4" meta:paragraph-count="119" meta:word-count="1598" meta:character-count="9673"/>
    <meta:user-defined meta:name="Info 1"/>
    <meta:user-defined meta:name="Info 2"/>
    <meta:user-defined meta:name="Info 3"/>
    <meta:user-defined meta:name="Info 4"/>
  </office:meta>
</office:document-meta>
</file>